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3af56" officeooo:paragraph-rsid="0003af56" style:font-size-asian="12pt" style:font-size-complex="12pt"/>
    </style:style>
    <style:style style:name="P3" style:family="paragraph" style:parent-style-name="Standard">
      <style:text-properties style:font-name="Liberation Serif" fo:font-size="12pt" officeooo:paragraph-rsid="0003af56"/>
    </style:style>
    <style:style style:name="P4" style:family="paragraph" style:parent-style-name="Standard">
      <style:text-properties style:font-name="Liberation Serif" fo:font-size="12pt" officeooo:rsid="0005b85f" officeooo:paragraph-rsid="0005b85f"/>
    </style:style>
    <style:style style:name="P5" style:family="paragraph" style:parent-style-name="Standard">
      <style:text-properties style:font-name="Liberation Serif" fo:font-size="12pt" officeooo:paragraph-rsid="0005b85f"/>
    </style:style>
    <style:style style:name="P6" style:family="paragraph" style:parent-style-name="Standard">
      <style:text-properties style:font-name="Liberation Serif" fo:font-size="12pt" officeooo:rsid="0005d625" officeooo:paragraph-rsid="0005d625"/>
    </style:style>
    <style:style style:name="P7" style:family="paragraph" style:parent-style-name="Standard">
      <style:text-properties style:font-name="Liberation Serif" fo:font-size="12pt" officeooo:rsid="00060203" officeooo:paragraph-rsid="00060203"/>
    </style:style>
    <style:style style:name="P8" style:family="paragraph" style:parent-style-name="Standard">
      <style:text-properties style:font-name="Liberation Serif" fo:font-size="12pt" officeooo:paragraph-rsid="000612b7"/>
    </style:style>
    <style:style style:name="P9" style:family="paragraph" style:parent-style-name="Standard">
      <style:text-properties officeooo:paragraph-rsid="00076580"/>
    </style:style>
    <style:style style:name="P10" style:family="paragraph" style:parent-style-name="Table_20_Contents">
      <style:text-properties style:font-name="Liberation Serif" fo:font-size="12pt" style:font-size-asian="12pt" style:font-size-complex="12pt"/>
    </style:style>
    <style:style style:name="P11" style:family="paragraph" style:parent-style-name="Table_20_Contents">
      <style:text-properties style:font-name="Liberation Serif" fo:font-size="12pt" officeooo:rsid="0003af56" officeooo:paragraph-rsid="0003af56" style:font-size-asian="12pt" style:font-size-complex="12pt"/>
    </style:style>
    <style:style style:name="P12" style:family="paragraph" style:parent-style-name="Table_20_Contents">
      <style:text-properties style:font-name="Liberation Serif" fo:font-size="12pt" officeooo:rsid="00050ccb" officeooo:paragraph-rsid="00050ccb" style:font-size-asian="12pt" style:font-size-complex="12pt"/>
    </style:style>
    <style:style style:name="P13" style:family="paragraph" style:parent-style-name="Table_20_Contents">
      <style:text-properties style:font-name="Liberation Serif" fo:font-size="12pt" officeooo:rsid="0005b85f" officeooo:paragraph-rsid="0005b85f" style:font-size-asian="12pt" style:font-size-complex="12pt"/>
    </style:style>
    <style:style style:name="P14" style:family="paragraph" style:parent-style-name="Table_20_Contents">
      <style:text-properties officeooo:paragraph-rsid="000560b1"/>
    </style:style>
    <style:style style:name="T1" style:family="text">
      <style:text-properties officeooo:rsid="000560b1"/>
    </style:style>
    <style:style style:name="T2" style:family="text">
      <style:text-properties style:font-size-asian="12pt" style:font-size-complex="12pt"/>
    </style:style>
    <style:style style:name="T3" style:family="text">
      <style:text-properties officeooo:rsid="0003af56" style:font-size-asian="12pt" style:font-size-complex="12pt"/>
    </style:style>
    <style:style style:name="T4" style:family="text">
      <style:text-properties officeooo:rsid="0005b85f" style:font-size-asian="12pt" style:font-size-complex="12pt"/>
    </style:style>
    <style:style style:name="T5" style:family="text">
      <style:text-properties officeooo:rsid="0005d625" style:font-size-asian="12pt" style:font-size-complex="12pt"/>
    </style:style>
    <style:style style:name="T6" style:family="text">
      <style:text-properties officeooo:rsid="00060203" style:font-size-asian="12pt" style:font-size-complex="12pt"/>
    </style:style>
    <style:style style:name="T7" style:family="text">
      <style:text-properties officeooo:rsid="000612b7" style:font-size-asian="12pt" style:font-size-complex="12pt"/>
    </style:style>
    <style:style style:name="T8" style:family="text">
      <style:text-properties style:font-name="Liberation Serif" fo:font-size="12pt" officeooo:rsid="000560b1" style:font-size-asian="12pt" style:font-size-complex="12pt"/>
    </style:style>
    <style:style style:name="T9" style:family="text">
      <style:text-properties style:font-name="Liberation Serif" fo:font-size="12pt" officeooo:rsid="00076580" style:font-size-asian="12pt" style:font-size-complex="12pt"/>
    </style:style>
    <style:style style:name="T10" style:family="text">
      <style:text-properties style:font-name="Liberation Serif" fo:font-size="12pt" officeooo:rsid="00091105" style:font-size-asian="12pt" style:font-size-complex="12pt"/>
    </style:style>
    <style:style style:name="T11" style:family="text">
      <style:text-properties officeooo:rsid="0005b85f"/>
    </style:style>
    <style:style style:name="T12" style:family="text">
      <style:text-properties style:font-name="serif" fo:font-size="12.75pt"/>
    </style:style>
    <style:style style:name="T13" style:family="text">
      <style:text-properties style:text-underline-style="solid" style:text-underline-width="auto" style:text-underline-color="font-color" style:font-size-asian="12pt" style:font-size-complex="12pt"/>
    </style:style>
    <style:style style:name="T14" style:family="text">
      <style:text-properties style:text-underline-style="solid" style:text-underline-width="auto" style:text-underline-color="font-color" officeooo:rsid="0005b85f" style:font-size-asian="12pt" style:font-size-complex="12pt"/>
    </style:style>
    <style:style style:name="T15" style:family="text">
      <style:text-properties style:text-underline-style="solid" style:text-underline-width="auto" style:text-underline-color="font-color" officeooo:rsid="00060203" style:font-size-asian="12pt" style:font-size-complex="12pt"/>
    </style:style>
    <style:style style:name="T16" style:family="text">
      <style:text-properties officeooo:rsid="00076580"/>
    </style:style>
    <style:style style:name="T17" style:family="text">
      <style:text-properties officeooo:rsid="000ae3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List down any 5 differences between Traditional and Modern project </text:p>
      <text:p text:style-name="P1">management methodologies</text:p>
      <text:p text:style-name="P2">Ans: </text:p>
      <table:table table:name="Table1" table:style-name="Table1">
        <table:table-column table:style-name="Table1.A" table:number-columns-repeated="2"/>
        <table:table-row>
          <table:table-cell table:style-name="Table1.A1" office:value-type="string">
            <text:p text:style-name="P11">TRADITIONAL PM METHODOLOGIES</text:p>
          </table:table-cell>
          <table:table-cell table:style-name="Table1.B1" office:value-type="string">
            <text:p text:style-name="P11">MODERN PM METHODOLOGIES</text:p>
          </table:table-cell>
        </table:table-row>
        <table:table-row>
          <table:table-cell table:style-name="Table1.A2" office:value-type="string">
            <text:p text:style-name="P13">Predicitive</text:p>
          </table:table-cell>
          <table:table-cell table:style-name="Table1.B2" office:value-type="string">
            <text:p text:style-name="P13">Adaptive</text:p>
          </table:table-cell>
        </table:table-row>
        <table:table-row>
          <table:table-cell table:style-name="Table1.A2" office:value-type="string">
            <text:p text:style-name="P12">A series of consecutive stages or sequence of steps<text:span text:style-name="T11">(Linear)</text:span></text:p>
          </table:table-cell>
          <table:table-cell table:style-name="Table1.B2" office:value-type="string">
            <text:p text:style-name="P12">This methodology does not have a linear sequence</text:p>
          </table:table-cell>
        </table:table-row>
        <table:table-row>
          <table:table-cell table:style-name="Table1.A2" office:value-type="string">
            <text:p text:style-name="P13">Heavy documentation</text:p>
          </table:table-cell>
          <table:table-cell table:style-name="Table1.B2" office:value-type="string">
            <text:p text:style-name="P13">Low documentation</text:p>
          </table:table-cell>
        </table:table-row>
        <table:table-row>
          <table:table-cell table:style-name="Table1.A2" office:value-type="string">
            <text:p text:style-name="P13">Process oriented</text:p>
          </table:table-cell>
          <table:table-cell table:style-name="Table1.B2" office:value-type="string">
            <text:p text:style-name="P13">People oriented</text:p>
          </table:table-cell>
        </table:table-row>
        <table:table-row>
          <table:table-cell table:style-name="Table1.A2" office:value-type="string">
            <text:p text:style-name="P14"><text:span text:style-name="T8">This methodology has more emphasis on </text:span>processes, tools, contracts and plans</text:p>
          </table:table-cell>
          <table:table-cell table:style-name="Table1.B2" office:value-type="string">
            <text:p text:style-name="P1"><text:span text:style-name="T1">This methodology has </text:span>more emphasis on people, interaction, working software, customer collaboration, and change</text:p>
            <text:p text:style-name="P10"/>
          </table:table-cell>
        </table:table-row>
      </table:table>
      <text:p text:style-name="P2"/>
      <text:p text:style-name="P2"/>
      <text:p text:style-name="P1">2. How to choose which Project Management Methodology that the project should adapt and why?</text:p>
      <text:p text:style-name="P3"><text:span text:style-name="T3">Ans: </text:span><text:span text:style-name="T2">There are major factors affe</text:span><text:span text:style-name="T4">c</text:span><text:span text:style-name="T2">ting methodology decision and selecting which is suitable for various conditions. </text:span><text:span text:style-name="T4">They are</text:span></text:p>
      <text:p text:style-name="P4"><text:span text:style-name="T2">i, Project Size</text:span></text:p>
      <text:p text:style-name="P4"><text:span text:style-name="T2">ii,People Factor</text:span></text:p>
      <text:p text:style-name="P4"><text:span text:style-name="T2">iii,Risk Factor</text:span></text:p>
      <text:p text:style-name="P4"><text:span text:style-name="T2"/></text:p>
      <text:p text:style-name="P5"><text:span text:style-name="T14">Project Size</text:span><text:span text:style-name="T4">: </text:span><text:span text:style-name="T2">The key elements of project size are project budget, duration and project team organization. The larger the team or </text:span><text:span text:style-name="T5">if the budget required is high</text:span><text:span text:style-name="T2">, the bigger the project is. Th</text:span><text:span text:style-name="T5">is results in</text:span><text:span text:style-name="T2"> </text:span><text:span text:style-name="T5">gathering </text:span><text:span text:style-name="T2">more requirements, requiring more people and more coordination. Heavyweight methodologies support this by providing plans, documentation and processes for better communication and coordination across large groups</text:span></text:p>
      <text:p text:style-name="P4"><text:span text:style-name="T2"/></text:p>
      <text:p text:style-name="P6"><text:span text:style-name="T2">If the project team is small and if the project duration or time limit is short, then moden agile project management methodologies are more apt.</text:span></text:p>
      <text:p text:style-name="P6"><text:span text:style-name="T2"/></text:p>
      <text:p text:style-name="P6"><text:span text:style-name="T13">People Factor</text:span><text:span text:style-name="T2">: The skill level of the human resources available is one of the key factors in deciding which methodology to undertake. Agile methodologies reqire skilled and experienced employees. If the customer also wants to </text:span><text:span text:style-name="T6">get </text:span><text:span text:style-name="T2">involved in the process, then agile methodologies are best as customers can </text:span><text:span text:style-name="T6">view the progress and results in higher commitiment.</text:span></text:p>
      <text:p text:style-name="P7"><text:span text:style-name="T6"/></text:p>
      <text:p text:style-name="P7"><text:span text:style-name="T2">The culture of the organization also plays a great role. If the organization is solid and if it is not adaptible to changes then traditional approach would be the best.</text:span></text:p>
      <text:p text:style-name="P7"><text:span text:style-name="T2"/></text:p>
      <text:p text:style-name="P8"><text:span text:style-name="T15">Risk Factors</text:span><text:span text:style-name="T6">: </text:span><text:span text:style-name="T7">The </text:span><text:span text:style-name="T2">risk </text:span><text:span text:style-name="T7">involved </text:span><text:span text:style-name="T2">in the development of a software process are project criticality and responding to change. </text:span></text:p>
      <text:p text:style-name="P8"><text:span text:style-name="T2">Agile methods are used in applications that can be built quickly and do not require extensive quality assurance.</text:span></text:p>
      <text:p text:style-name="P8"><text:span text:style-name="T2">Critical, reliable, and sa</text:span><text:span text:style-name="T7">f</text:span><text:span text:style-name="T2">esystem</text:span><text:span text:style-name="T7">s</text:span><text:span text:style-name="T2"> are more suited to a </text:span><text:span text:style-name="T7">traditional</text:span><text:span text:style-name="T2"> methodology. </text:span></text:p>
      <text:p text:style-name="P8"><text:span text:style-name="T2"/></text:p>
      <text:p text:style-name="P8"><text:span text:style-name="T2">If a project is critical, all requirements must be well defined before the development of the software. </text:span></text:p>
      <text:p text:style-name="P8"><text:span text:style-name="T2">Poor definition would result in more damage fromundetected defects. </text:span></text:p>
      <text:p text:style-name="P8"><text:span text:style-name="T2"/></text:p>
      <text:p text:style-name="P8"><text:span text:style-name="T2">Practices defined in agile methods allow for better handling the changes, such as constant feedback from customer and short iterative development.</text:span><text:span text:style-name="T12"> </text:span></text:p>
      <text:p text:style-name="P2"><text:soft-page-break/></text:p>
      <text:p text:style-name="P1">3. When do you decide if the Project has to be done in Sprints and provide an example</text:p>
      <text:p text:style-name="P2">Ans: <text:span text:style-name="T16">The project has to be done in sprints when pereodic completion percentage has to reported or presented to the clients. Sprints are employed in projects where delays of any sort cannot be tolerated. In these projects, the customer involvement and commitiment is high as they frequently ask about the updates on the project. The sprint is employed for faster completion and pereodc review for the clients.</text:span></text:p>
      <text:p text:style-name="P2"/>
      <text:p text:style-name="P9"><text:span text:style-name="T9">Example: </text:span><text:span text:style-name="T10">The sprint is suitable for projects that are in the development of </text:span>fast-moving products or markets, such as web-based products <text:span text:style-name="T17">like banking products which requires changes immediately and where delays cannot be tolerated. When the banking applications requires to change the forex rate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53:14.956230117</meta:creation-date>
    <dc:date>2016-08-17T15:49:29.119464680</dc:date>
    <meta:editing-duration>PT2M29S</meta:editing-duration>
    <meta:editing-cycles>1</meta:editing-cycles>
    <meta:document-statistic meta:table-count="1" meta:image-count="0" meta:object-count="0" meta:page-count="2" meta:paragraph-count="33" meta:word-count="510" meta:character-count="3317" meta:non-whitespace-character-count="2833"/>
    <meta:generator>LibreOffice/5.1.4.2$Linux_X86_64 LibreOffice_project/10m0$Build-2</meta:generator>
  </office:meta>
</office:document-meta>
</file>